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32cm" fo:min-width="1.88cm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1.8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03cm" fo:min-width="1.35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79cm" fo:min-width="1.03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579cm" fo:min-width="1.0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7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5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01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01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4cm" fo:min-width="1.104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2.344cm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7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1cm" fo:min-width="0.7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1cm"/>
      <style:paragraph-properties style:writing-mode="lr-tb"/>
    </style:style>
    <style:style style:name="gr26" style:family="graphic" style:parent-style-name="standard">
      <style:graphic-properties draw:stroke="none" draw:fill="none" fo:min-height="1.458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  <style:text-properties fo:font-size="18pt" fo:language="en" fo:country="GB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text-properties fo:font-size="20pt" fo:language="en" fo:country="GB"/>
    </style:style>
    <style:style style:name="P7" style:family="paragraph">
      <loext:graphic-properties draw:fill="none" draw:fill-color="#ffffff"/>
      <style:text-properties fo:font-size="18pt" fo:language="en" fo:country="GB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language="en" fo:country="GB" style:font-size-asian="22pt" style:font-size-complex="22pt"/>
    </style:style>
    <style:style style:name="T10" style:family="text">
      <style:text-properties style:text-position="-33% 58%" fo:font-size="22pt" fo:language="en" fo:country="GB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38cm" svg:height="0.782cm" svg:x="9.623cm" svg:y="4.2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38cm" svg:height="0.782cm" svg:x="16.444cm" svg:y="4.2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8cm" svg:height="0.783cm" svg:x="9.623cm" svg:y="9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8cm" svg:height="0.783cm" svg:x="16.586cm" svg:y="9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38cm" svg:height="0.782cm" draw:transform="rotate (1.5707963267949) translate (13.981cm 8.55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623cm" svg:y1="4.657cm" svg:x2="7.272cm" svg:y2="6.172cm" draw:start-shape="id1" draw:start-glue-point="3" draw:end-shape="id2" draw:end-glue-point="4" svg:d="M9623 4657h-2351v1515" svg:viewBox="0 0 2352 1516">
          <text:p/>
        </draw:connector>
        <draw:connector draw:style-name="gr3" draw:text-style-name="P1" draw:layer="layout" svg:x1="7.272cm" svg:y1="8.791cm" svg:x2="9.623cm" svg:y2="10.199cm" draw:start-shape="id2" draw:start-glue-point="8" draw:end-shape="id3" draw:end-glue-point="3" svg:d="M7272 8791v1408h2351" svg:viewBox="0 0 2352 1409">
          <text:p/>
        </draw:connector>
        <draw:connector draw:style-name="gr3" draw:text-style-name="P1" draw:layer="layout" svg:x1="20.718cm" svg:y1="14.22cm" svg:x2="14.36cm" svg:y2="14.984cm" draw:start-shape="id4" draw:start-glue-point="2" draw:end-shape="id5" draw:end-glue-point="6" svg:d="M20718 14220v1265h-6358v-501" svg:viewBox="0 0 6359 1266">
          <text:p/>
        </draw:connector>
        <draw:connector draw:style-name="gr3" draw:text-style-name="P1" draw:layer="layout" svg:x1="12.003cm" svg:y1="10.199cm" svg:x2="16.586cm" svg:y2="10.199cm" draw:start-shape="id3" draw:start-glue-point="1" draw:end-shape="id6" draw:end-glue-point="3" svg:d="M12003 10199h4583" svg:viewBox="0 0 4584 1">
          <text:p/>
        </draw:connector>
        <draw:connector draw:style-name="gr3" draw:text-style-name="P1" draw:layer="layout" svg:x1="14.372cm" svg:y1="8.551cm" svg:x2="16.586cm" svg:y2="10.199cm" draw:start-shape="id7" draw:start-glue-point="3" draw:end-shape="id6" draw:end-glue-point="3" svg:d="M14372 8551v1648h2214" svg:viewBox="0 0 2215 1649">
          <text:p/>
        </draw:connector>
        <draw:connector draw:style-name="gr3" draw:text-style-name="P1" draw:layer="layout" svg:x1="16.444cm" svg:y1="4.657cm" svg:x2="14.372cm" svg:y2="6.171cm" draw:start-shape="id8" draw:start-glue-point="3" draw:end-shape="id7" draw:end-glue-point="1" svg:d="M16444 4657h-2072v1514" svg:viewBox="0 0 2073 1515">
          <text:p/>
        </draw:connector>
        <draw:custom-shape draw:style-name="gr4" draw:text-style-name="P1" xml:id="id2" draw:id="id2" draw:layer="layout" svg:width="2.618cm" svg:height="2.619cm" svg:x="5.963cm" svg:y="6.17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5" draw:text-style-name="P1" draw:layer="layout" svg:width="3.059cm" svg:height="3.657cm" svg:x="19.287cm" svg:y="5.5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3" draw:layer="layout" svg:x1="20.813cm" svg:y1="6.65cm" svg:x2="20.813cm" svg:y2="8.448cm">
            <text:p/>
          </draw:line>
        </draw:g>
        <draw:custom-shape draw:style-name="gr7" draw:text-style-name="P4" xml:id="id5" draw:id="id5" draw:layer="layout" svg:width="3.061cm" svg:height="3.657cm" svg:x="12.829cm" svg:y="11.327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6" draw:layer="layout" svg:width="4.254cm" svg:height="1.583cm" svg:x="15.181cm" svg:y="13.886cm">
          <draw:text-box>
            <text:p text:style-name="P5"><text:span text:style-name="T3">V</text:span><text:span text:style-name="T4">d</text:span><text:span text:style-name="T3"> </text:span><text:span text:style-name="T1"><text:s/></text:span></text:p>
          </draw:text-box>
        </draw:frame>
        <draw:connector draw:style-name="gr3" draw:text-style-name="P2" draw:layer="layout" svg:x1="12.003cm" svg:y1="10.199cm" svg:x2="14.36cm" svg:y2="11.327cm" draw:start-shape="id3" draw:start-glue-point="1" draw:end-shape="id5" draw:end-glue-point="4" svg:d="M12003 10199h2357v1128" svg:viewBox="0 0 2358 1129">
          <text:p/>
        </draw:connector>
        <draw:connector draw:style-name="gr3" draw:text-style-name="P2" draw:layer="layout" svg:x1="12.003cm" svg:y1="4.657cm" svg:x2="14.372cm" svg:y2="6.171cm" draw:start-shape="id1" draw:start-glue-point="1" draw:end-shape="id7" draw:end-glue-point="1" svg:d="M12003 4657h2369v1514" svg:viewBox="0 0 2370 1515">
          <text:p/>
        </draw:connector>
        <draw:connector draw:style-name="gr3" draw:text-style-name="P2" draw:layer="layout" svg:x1="18.966cm" svg:y1="10.199cm" svg:x2="20.578cm" svg:y2="10.241cm" draw:start-shape="id6" draw:start-glue-point="1" draw:end-shape="id9" draw:end-glue-point="6" svg:d="M18966 10199h806v42h806" svg:viewBox="0 0 1613 43">
          <text:p/>
        </draw:connector>
        <draw:connector draw:style-name="gr3" draw:text-style-name="P2" draw:layer="layout" svg:x1="18.824cm" svg:y1="4.657cm" svg:x2="20.816cm" svg:y2="5.588cm" draw:start-shape="id8" draw:start-glue-point="1" draw:end-shape="id10" draw:end-glue-point="0" svg:d="M18824 4657h1992v931" svg:viewBox="0 0 1993 932">
          <text:p/>
        </draw:connector>
        <draw:connector draw:style-name="gr3" draw:text-style-name="P2" draw:layer="layout" svg:x1="20.816cm" svg:y1="9.245cm" svg:x2="20.718cm" svg:y2="11.766cm" draw:start-shape="id10" draw:start-glue-point="2" draw:end-shape="id4" draw:end-glue-point="0" svg:d="M20816 9245v1236h-98v1285" svg:viewBox="0 0 99 2522">
          <text:p/>
        </draw:connector>
        <draw:custom-shape draw:style-name="gr2" draw:text-style-name="P1" xml:id="id11" draw:id="id11" draw:layer="layout" svg:width="2.38cm" svg:height="0.783cm" svg:x="9.621cm" svg:y="15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38cm" svg:height="0.783cm" draw:transform="rotate (1.5707963267949) translate (6.874cm 14.235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001cm" svg:y1="16.025cm" svg:x2="14.36cm" svg:y2="14.984cm" draw:start-shape="id11" draw:start-glue-point="1" draw:end-shape="id5" draw:end-glue-point="6" svg:d="M12001 16025h2359v-1041" svg:viewBox="0 0 2360 1042">
          <text:p/>
        </draw:connector>
        <draw:connector draw:style-name="gr3" draw:text-style-name="P2" draw:layer="layout" svg:x1="7.265cm" svg:y1="11.855cm" svg:x2="9.623cm" svg:y2="10.199cm" draw:start-shape="id12" draw:start-glue-point="1" draw:end-shape="id3" draw:end-glue-point="3" svg:d="M7265 11855v-1656h2358" svg:viewBox="0 0 2359 1657">
          <text:p/>
        </draw:connector>
        <draw:connector draw:style-name="gr3" draw:text-style-name="P2" draw:layer="layout" svg:x1="7.265cm" svg:y1="14.235cm" svg:x2="9.621cm" svg:y2="16.025cm" draw:start-shape="id12" draw:start-glue-point="3" draw:end-shape="id11" draw:end-glue-point="3" svg:d="M7265 14235v1790h2356" svg:viewBox="0 0 2357 1791">
          <text:p/>
        </draw:connector>
        <draw:frame draw:style-name="gr9" draw:text-style-name="P7" draw:layer="layout" svg:width="3.071cm" svg:height="1.583cm" svg:x="22.491cm" svg:y="11.378cm">
          <draw:text-box>
            <text:p><text:span text:style-name="T2">I</text:span><text:span text:style-name="T5">c</text:span></text:p>
          </draw:text-box>
        </draw:frame>
        <draw:frame draw:style-name="gr10" draw:text-style-name="P8" draw:layer="layout" svg:width="1.651cm" svg:height="1.583cm" svg:x="10.144cm" svg:y="5.048cm">
          <draw:text-box>
            <text:p>R<text:span text:style-name="T6">1</text:span></text:p>
          </draw:text-box>
        </draw:frame>
        <draw:frame draw:style-name="gr10" draw:text-style-name="P8" draw:layer="layout" svg:width="1.651cm" svg:height="1.583cm" svg:x="10.112cm" svg:y="16.417cm">
          <draw:text-box>
            <text:p>R<text:span text:style-name="T6">7</text:span></text:p>
          </draw:text-box>
        </draw:frame>
        <draw:frame draw:style-name="gr10" draw:text-style-name="P8" draw:layer="layout" svg:width="1.651cm" svg:height="1.583cm" svg:x="17.032cm" svg:y="10.591cm">
          <draw:text-box>
            <text:p>R<text:span text:style-name="T6">5</text:span></text:p>
          </draw:text-box>
        </draw:frame>
        <draw:frame draw:style-name="gr11" draw:text-style-name="P8" draw:layer="layout" svg:width="1.652cm" svg:height="1.583cm" svg:x="10.044cm" svg:y="10.591cm">
          <draw:text-box>
            <text:p>R<text:span text:style-name="T6">4</text:span></text:p>
          </draw:text-box>
        </draw:frame>
        <draw:frame draw:style-name="gr10" draw:text-style-name="P8" draw:layer="layout" svg:width="1.651cm" svg:height="1.583cm" svg:x="14.749cm" svg:y="6.717cm">
          <draw:text-box>
            <text:p>R<text:span text:style-name="T6">3</text:span></text:p>
          </draw:text-box>
        </draw:frame>
        <draw:frame draw:style-name="gr12" draw:text-style-name="P8" draw:layer="layout" svg:width="1.652cm" svg:height="1.583cm" svg:x="16.898cm" svg:y="5.048cm">
          <draw:text-box>
            <text:p>R<text:span text:style-name="T6">2</text:span></text:p>
          </draw:text-box>
        </draw:frame>
        <draw:frame draw:style-name="gr10" draw:text-style-name="P8" draw:layer="layout" svg:width="1.651cm" svg:height="1.583cm" svg:x="5.223cm" svg:y="12.202cm">
          <draw:text-box>
            <text:p>R<text:span text:style-name="T6">6</text:span></text:p>
          </draw:text-box>
        </draw:frame>
        <draw:custom-shape draw:style-name="gr13" draw:text-style-name="P2" draw:layer="layout" svg:width="0.333cm" svg:height="0.366cm" svg:x="14.181cm" svg:y="10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9" draw:id="id9" draw:layer="layout" svg:width="0.332cm" svg:height="0.368cm" svg:x="20.578cm" svg:y="1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332cm" svg:height="0.367cm" svg:x="14.183cm" svg:y="15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332cm" svg:height="0.368cm" svg:x="14.183cm" svg:y="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3" draw:id="id13" draw:layer="layout" svg:width="0.333cm" svg:height="0.368cm" svg:x="7.077cm" svg:y="1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1.604cm" svg:height="3.604cm" svg:x="12.496cm" svg:y="6.3cm">
          <draw:text-box>
            <text:p>+</text:p>
            <text:p>V<text:span text:style-name="T6">b</text:span></text:p>
            <text:p>-</text:p>
          </draw:text-box>
        </draw:frame>
        <draw:line draw:style-name="gr16" draw:text-style-name="P9" draw:layer="layout" svg:x1="8.181cm" svg:y1="11.855cm" svg:x2="8.181cm" svg:y2="14.537cm">
          <text:p/>
        </draw:line>
        <draw:frame draw:style-name="gr17" draw:text-style-name="P10" draw:layer="layout" svg:width="2.611cm" svg:height="2.594cm" svg:x="8.39cm" svg:y="12.209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8" draw:text-style-name="P9" draw:layer="layout" svg:x1="20.719cm" svg:y1="11.766cm" svg:x2="20.719cm" svg:y2="12.582cm">
            <text:p/>
          </draw:line>
          <draw:line draw:style-name="gr18" draw:text-style-name="P9" draw:layer="layout" svg:x1="19.638cm" svg:y1="12.589cm" svg:x2="21.798cm" svg:y2="12.589cm">
            <text:p/>
          </draw:line>
          <draw:line draw:style-name="gr18" draw:text-style-name="P9" draw:layer="layout" svg:x1="19.639cm" svg:y1="13.409cm" svg:x2="21.799cm" svg:y2="13.409cm">
            <text:p/>
          </draw:line>
          <draw:line draw:style-name="gr18" draw:text-style-name="P9" draw:layer="layout" svg:x1="20.719cm" svg:y1="13.404cm" svg:x2="20.719cm" svg:y2="14.22cm">
            <text:p/>
          </draw:line>
        </draw:g>
        <draw:line draw:style-name="gr16" draw:text-style-name="P9" draw:layer="layout" svg:x1="22.288cm" svg:y1="11.057cm" svg:x2="22.288cm" svg:y2="13.739cm">
          <text:p/>
        </draw:line>
        <draw:frame draw:style-name="gr12" draw:text-style-name="P8" draw:layer="layout" svg:width="1.652cm" svg:height="1.583cm" svg:x="19.067cm" svg:y="13.409cm">
          <draw:text-box>
            <text:p>C</text:p>
          </draw:text-box>
        </draw:frame>
        <draw:g xml:id="id14" draw:id="id14">
          <draw:line draw:style-name="gr19" draw:text-style-name="P9" draw:layer="layout" svg:x1="6.141cm" svg:y1="11.175cm" svg:x2="4.4cm" svg:y2="11.191cm">
            <text:p/>
          </draw:line>
          <draw:line draw:style-name="gr19" draw:text-style-name="P9" draw:layer="layout" svg:x1="6.142cm" svg:y1="11.166cm" svg:x2="4.401cm" svg:y2="11.182cm">
            <text:p/>
          </draw:line>
          <draw:line draw:style-name="gr19" draw:text-style-name="P9" draw:layer="layout" svg:x1="4.876cm" svg:y1="11.524cm" svg:x2="5.741cm" svg:y2="11.524cm">
            <text:p/>
          </draw:line>
          <draw:line draw:style-name="gr19" draw:text-style-name="P9" draw:layer="layout" svg:x1="5.109cm" svg:y1="11.824cm" svg:x2="5.525cm" svg:y2="11.824cm">
            <text:p/>
          </draw:line>
          <draw:line draw:style-name="gr19" draw:text-style-name="P9" draw:layer="layout" svg:x1="5.294cm" svg:y1="11.153cm" svg:x2="5.301cm" svg:y2="10.38cm">
            <text:p/>
          </draw:line>
        </draw:g>
        <draw:connector draw:style-name="gr20" draw:text-style-name="P2" draw:layer="layout" svg:x1="7.077cm" svg:y1="10.241cm" svg:x2="5.271cm" svg:y2="10.38cm" draw:start-shape="id13" draw:start-glue-point="6" draw:end-shape="id14" draw:end-glue-point="0" svg:d="M7077 10241h-1806v139" svg:viewBox="0 0 1807 140">
          <text:p/>
        </draw:connector>
        <draw:frame draw:style-name="gr21" draw:text-style-name="P8" draw:layer="layout" svg:width="1.212cm" svg:height="1.367cm" svg:x="6.988cm" svg:y="3.6cm">
          <draw:text-box draw:corner-radius="0.26cm">
            <text:p>1</text:p>
          </draw:text-box>
        </draw:frame>
        <draw:frame draw:style-name="gr22" draw:text-style-name="P8" draw:layer="layout" svg:width="1.211cm" svg:height="1.367cm" svg:x="14cm" svg:y="3.5cm">
          <draw:text-box>
            <text:p>2</text:p>
          </draw:text-box>
        </draw:frame>
        <draw:frame draw:style-name="gr23" draw:text-style-name="P8" draw:layer="layout" svg:width="1.212cm" svg:height="1.811cm" svg:x="20.488cm" svg:y="3.591cm">
          <draw:text-box>
            <text:p>3</text:p>
          </draw:text-box>
        </draw:frame>
        <draw:frame draw:style-name="gr21" draw:text-style-name="P8" draw:layer="layout" svg:width="1.212cm" svg:height="1.367cm" svg:x="14.373cm" svg:y="8.973cm">
          <draw:text-box>
            <text:p>5</text:p>
          </draw:text-box>
        </draw:frame>
        <draw:frame draw:style-name="gr24" draw:text-style-name="P8" draw:layer="layout" svg:width="1.212cm" svg:height="1.366cm" svg:x="6.84cm" svg:y="16.082cm">
          <draw:text-box>
            <text:p>7</text:p>
          </draw:text-box>
        </draw:frame>
        <draw:frame draw:style-name="gr25" draw:text-style-name="P8" draw:layer="layout" svg:width="1.211cm" svg:height="1.366cm" svg:x="13.663cm" svg:y="16.082cm">
          <draw:text-box>
            <text:p>8</text:p>
          </draw:text-box>
        </draw:frame>
        <draw:frame draw:style-name="gr21" draw:text-style-name="P8" draw:layer="layout" svg:width="1.212cm" svg:height="1.367cm" svg:x="20.769cm" svg:y="9.542cm">
          <draw:text-box>
            <text:p>6</text:p>
          </draw:text-box>
        </draw:frame>
        <draw:frame draw:style-name="gr26" draw:text-style-name="P12" draw:layer="layout" svg:width="1.495cm" svg:height="1.708cm" svg:x="21.585cm" svg:y="8.211cm">
          <draw:text-box>
            <text:p text:style-name="P11"><text:span text:style-name="T9">I</text:span><text:span text:style-name="T10">b</text:span></text:p>
          </draw:text-box>
        </draw:frame>
        <draw:line draw:style-name="gr27" draw:text-style-name="P13" draw:layer="layout" svg:x1="12.4cm" svg:y1="11.9cm" svg:x2="12.4cm" svg:y2="14.6cm">
          <text:p/>
        </draw:line>
        <draw:line draw:style-name="gr27" draw:text-style-name="P13" draw:layer="layout" svg:x1="12cm" svg:y1="15.3cm" svg:x2="9.6cm" svg:y2="15.3cm">
          <text:p/>
        </draw:line>
        <draw:line draw:style-name="gr27" draw:text-style-name="P13" draw:layer="layout" svg:x1="12cm" svg:y1="9.4cm" svg:x2="9.6cm" svg:y2="9.4cm">
          <text:p/>
        </draw:line>
        <draw:line draw:style-name="gr27" draw:text-style-name="P13" draw:layer="layout" svg:x1="5.4cm" svg:y1="6.6cm" svg:x2="5.4cm" svg:y2="8.9cm">
          <text:p/>
        </draw:line>
        <draw:line draw:style-name="gr27" draw:text-style-name="P13" draw:layer="layout" svg:x1="12.1cm" svg:y1="3.9cm" svg:x2="9.7cm" svg:y2="3.9cm">
          <text:p/>
        </draw:line>
        <draw:line draw:style-name="gr27" draw:text-style-name="P13" draw:layer="layout" svg:x1="18.8cm" svg:y1="3.9cm" svg:x2="16.4cm" svg:y2="3.9cm">
          <text:p/>
        </draw:line>
        <draw:line draw:style-name="gr27" draw:text-style-name="P13" draw:layer="layout" svg:x1="19cm" svg:y1="9.5cm" svg:x2="16.8cm" svg:y2="9.5cm">
          <text:p/>
        </draw:line>
        <draw:line draw:style-name="gr27" draw:text-style-name="P13" draw:layer="layout" svg:x1="13.7cm" svg:y1="6.4cm" svg:x2="13.7cm" svg:y2="8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5:27:04.130719823</meta:creation-date>
    <dc:date>2021-04-04T15:50:18.821723897</dc:date>
    <meta:editing-duration>PT13M8S</meta:editing-duration>
    <meta:editing-cycles>2</meta:editing-cycles>
    <meta:generator>LibreOffice/6.4.6.2$Linux_X86_64 LibreOffice_project/40$Build-2</meta:generator>
    <meta:document-statistic meta:object-count="73"/>
  </office:meta>
</office:document-meta>
</file>